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FFD917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53in" draw:z-index="0"><draw:image xlink:href="Pictures/100000010000078000000438FFD917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30:23.150498266</meta:creation-date>
    <dc:date>2024-10-07T10:30:31.319386490</dc:date>
    <meta:editing-duration>PT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2.1$Linux_X86_64 LibreOffice_project/480$Build-1</meta:generator>
  </office:meta>
</office:document-meta>
</file>